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 table:style-name="ce4" office:value-type="string" calcext:value-type="string">
            <text:p>X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3" table:style-name="ce5" office:value-type="string" calcext:value-type="string">
            <text:p>X</text:p>
          </table:table-cell>
          <table:table-cell table:style-name="ce8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style-name="ce9" table:formula="of:=DEC2HEX((IF([.B3]=&quot;X&quot;;1;0)+IF([.B4]=&quot;X&quot;;2;0)+IF([.B5]=&quot;X&quot;;4;0))+IF([.B6]=&quot;X&quot;;8;0)+((IF([.B7]=&quot;X&quot;;1;0)+IF([.B8]=&quot;X&quot;;2;0)+IF([.B9]=&quot;X&quot;;4;0))*16))" office:value-type="string" office:string-value="3E" calcext:value-type="string">
            <text:p>3E</text:p>
          </table:table-cell>
          <table:table-cell table:style-name="ce9" table:formula="of:=DEC2HEX((IF([.C3]=&quot;X&quot;;1;0)+IF([.C4]=&quot;X&quot;;2;0)+IF([.C5]=&quot;X&quot;;4;0))+IF([.C6]=&quot;X&quot;;8;0)+((IF([.C7]=&quot;X&quot;;1;0)+IF([.C8]=&quot;X&quot;;2;0)+IF([.C9]=&quot;X&quot;;4;0))*16))" office:value-type="string" office:string-value="51" calcext:value-type="string">
            <text:p>51</text:p>
          </table:table-cell>
          <table:table-cell table:style-name="ce9" table:formula="of:=DEC2HEX((IF([.D3]=&quot;X&quot;;1;0)+IF([.D4]=&quot;X&quot;;2;0)+IF([.D5]=&quot;X&quot;;4;0))+IF([.D6]=&quot;X&quot;;8;0)+((IF([.D7]=&quot;X&quot;;1;0)+IF([.D8]=&quot;X&quot;;2;0)+IF([.D9]=&quot;X&quot;;4;0))*16))" office:value-type="string" office:string-value="49" calcext:value-type="string">
            <text:p>49</text:p>
          </table:table-cell>
          <table:table-cell table:style-name="ce9" table:formula="of:=DEC2HEX((IF([.E3]=&quot;X&quot;;1;0)+IF([.E4]=&quot;X&quot;;2;0)+IF([.E5]=&quot;X&quot;;4;0))+IF([.E6]=&quot;X&quot;;8;0)+((IF([.E7]=&quot;X&quot;;1;0)+IF([.E8]=&quot;X&quot;;2;0)+IF([.E9]=&quot;X&quot;;4;0))*16))" office:value-type="string" office:string-value="45" calcext:value-type="string">
            <text:p>45</text:p>
          </table:table-cell>
          <table:table-cell table:style-name="ce9" table:formula="of:=DEC2HEX((IF([.F3]=&quot;X&quot;;1;0)+IF([.F4]=&quot;X&quot;;2;0)+IF([.F5]=&quot;X&quot;;4;0))+IF([.F6]=&quot;X&quot;;8;0)+((IF([.F7]=&quot;X&quot;;1;0)+IF([.F8]=&quot;X&quot;;2;0)+IF([.F9]=&quot;X&quot;;4;0))*16))" office:value-type="string" office:string-value="3E" calcext:value-type="string">
            <text:p>3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08:44:45.798622393</meta:creation-date>
    <dc:date>2024-02-14T15:26:52.723436642</dc:date>
    <meta:editing-duration>PT57M14S</meta:editing-duration>
    <meta:editing-cycles>4</meta:editing-cycles>
    <meta:generator>LibreOffice/7.3.7.2$Linux_X86_64 LibreOffice_project/30$Build-2</meta:generator>
    <meta:document-statistic meta:table-count="1" meta:cell-count="24" meta:object-count="0"/>
  </office:meta>
</office:document-meta>
</file>